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10e99b" officeooo:paragraph-rsid="0010e99b" style:font-size-asian="12.25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10e99b" officeooo:paragraph-rsid="0021b41e" style:font-size-asian="12.25pt" style:font-size-complex="14pt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fo:language="ru" fo:country="RU" officeooo:rsid="0010e99b" officeooo:paragraph-rsid="002a4699" style:font-size-asian="12.25pt" style:font-size-complex="14pt"/>
    </style:style>
    <style:style style:name="P4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fo:language="ru" fo:country="RU" officeooo:rsid="0010e99b" officeooo:paragraph-rsid="0030bb21" style:font-size-asian="12.25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23c075" officeooo:paragraph-rsid="0023c075" style:font-size-asian="12.25pt" style:font-size-complex="14pt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fo:language="ru" fo:country="RU" officeooo:rsid="001445f0" officeooo:paragraph-rsid="002a4699" style:font-size-asian="12.25pt" style:font-size-complex="14pt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fo:language="ru" fo:country="RU" officeooo:rsid="001ca262" officeooo:paragraph-rsid="002a4699" style:font-size-asian="12.25pt" style:font-size-complex="14pt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fo:language="ru" fo:country="RU" officeooo:rsid="00206caf" officeooo:paragraph-rsid="002a4699" style:font-size-asian="12.25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206caf" officeooo:paragraph-rsid="00206caf" style:font-size-asian="12.25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27e534" officeooo:paragraph-rsid="00206caf" style:font-size-asian="12.25pt" style:font-size-complex="14pt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4pt" fo:language="ru" fo:country="RU" officeooo:rsid="002ec3d4" officeooo:paragraph-rsid="002ec3d4" style:font-size-asian="12.25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2ec3d4" officeooo:paragraph-rsid="00300d47" style:font-size-asian="12.25pt" style:font-size-complex="14pt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fo:language="ru" fo:country="RU" officeooo:paragraph-rsid="002a46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e99b" style:font-weight-asian="bold" style:font-weight-complex="bold"/>
    </style:style>
    <style:style style:name="T3" style:family="text">
      <style:text-properties fo:font-weight="bold" officeooo:rsid="001a88c3" style:font-weight-asian="bold" style:font-weight-complex="bold"/>
    </style:style>
    <style:style style:name="T4" style:family="text">
      <style:text-properties fo:font-weight="bold" officeooo:rsid="001e854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8544" style:font-weight-asian="normal" style:font-weight-complex="normal"/>
    </style:style>
    <style:style style:name="T7" style:family="text">
      <style:text-properties fo:font-weight="normal" officeooo:rsid="002803e6" style:font-weight-asian="normal" style:font-weight-complex="normal"/>
    </style:style>
    <style:style style:name="T8" style:family="text">
      <style:text-properties fo:font-weight="normal" officeooo:rsid="00300d47" style:font-weight-asian="normal" style:font-weight-complex="normal"/>
    </style:style>
    <style:style style:name="T9" style:family="text">
      <style:text-properties fo:font-weight="normal" officeooo:rsid="0010e99b" style:font-weight-asian="normal" style:font-weight-complex="normal"/>
    </style:style>
    <style:style style:name="T10" style:family="text">
      <style:text-properties style:font-name="Times New Roman" fo:font-size="14pt" officeooo:rsid="0010e99b" style:font-size-asian="12.25pt" style:font-size-complex="14pt"/>
    </style:style>
    <style:style style:name="T11" style:family="text">
      <style:text-properties officeooo:rsid="001e8544"/>
    </style:style>
    <style:style style:name="T12" style:family="text">
      <style:text-properties officeooo:rsid="0021b41e"/>
    </style:style>
    <style:style style:name="T13" style:family="text">
      <style:text-properties officeooo:rsid="0026366d"/>
    </style:style>
    <style:style style:name="T14" style:family="text">
      <style:text-properties officeooo:rsid="0030bb2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 на двиг 06.06.2018</text:p>
      <text:p text:style-name="P1"/>
      <text:p text:style-name="P2"><text:tab/><text:span text:style-name="T12">Текущее состояние: сырой код;</text:span></text:p>
      <text:p text:style-name="P2"><text:span text:style-name="T12"><text:tab/>Цель: alpha;</text:span></text:p>
      <text:p text:style-name="P2"/>
      <text:p text:style-name="P5"><text:span text:style-name="T13">План:</text:span></text:p>
      <text:list xml:id="list1986892305" text:style-name="L1">
        <text:list-item>
          <text:p text:style-name="P3">Внести обработчик логики в класс <text:span text:style-name="T1">CasGD::Room</text:span> вместо <text:span text:style-name="T1">CasGD::Game</text:span>;</text:p>
        </text:list-item>
        <text:list-item>
          <text:p text:style-name="P4">Внести <text:span text:style-name="T14">отрисовку</text:span> в класс <text:span text:style-name="T1">CasGD::Room</text:span> вместо <text:span text:style-name="T1">CasGD::Game</text:span>;</text:p>
        </text:list-item>
        <text:list-item>
          <text:p text:style-name="P3">Реализовать класс <text:span text:style-name="T1">CasGD::Game</text:span>;</text:p>
        </text:list-item>
        <text:list-item>
          <text:p text:style-name="P13"><text:span text:style-name="T10">Изменить дерево имеющейся документации;</text:span></text:p>
        </text:list-item>
        <text:list-item>
          <text:p text:style-name="P3">Ввести документацию:</text:p>
          <text:list>
            <text:list-item>
              <text:p text:style-name="P13"><text:span text:style-name="T10">по отношению объектов в системе;</text:span></text:p>
            </text:list-item>
            <text:list-item>
              <text:p text:style-name="P3">по реализации Game-объекта для реализации;</text:p>
            </text:list-item>
            <text:list-item>
              <text:p text:style-name="P3">по API основных компонентов:</text:p>
              <text:list>
                <text:list-item>
                  <text:p text:style-name="P3">Комнат (<text:span text:style-name="T1">CasGD::Room</text:span>);</text:p>
                </text:list-item>
                <text:list-item>
                  <text:p text:style-name="P3">Сущностей комнаты (<text:span text:style-name="T1">CasGD::RoomItem</text:span>);</text:p>
                </text:list-item>
                <text:list-item>
                  <text:p text:style-name="P3">Видов в комнате (<text:span text:style-name="T1">CasGD::RoomView</text:span>);</text:p>
                </text:list-item>
                <text:list-item>
                  <text:p text:style-name="P3">Игровых объектов (<text:span text:style-name="T1">CasGD::GameObject</text:span>):</text:p>
                </text:list-item>
                <text:list-item>
                  <text:p text:style-name="P3">Регистра игровых объектов (<text:span text:style-name="T1">CasGD::Register</text:span>);</text:p>
                </text:list-item>
                <text:list-item>
                  <text:p text:style-name="P6">Отрисовки (<text:span text:style-name="T2">CasGD::</text:span><text:span text:style-name="T3">Draw</text:span>).</text:p>
                </text:list-item>
              </text:list>
            </text:list-item>
          </text:list>
        </text:list-item>
        <text:list-item>
          <text:p text:style-name="P7">Реализовать версию для glut:</text:p>
          <text:list>
            <text:list-item>
              <text:p text:style-name="P7">Реализовать отрисовку;</text:p>
            </text:list-item>
            <text:list-item>
              <text:p text:style-name="P7"><text:span text:style-name="T11">Реализовать наследника от </text:span><text:span text:style-name="T4">CasGD::Game</text:span><text:span text:style-name="T11"> для glut;</text:span></text:p>
            </text:list-item>
            <text:list-item>
              <text:p text:style-name="P8"><text:span text:style-name="T6">Реализовать генератор для наследника от </text:span><text:span text:style-name="T4">CasGD::Game</text:span><text:span text:style-name="T6">;</text:span></text:p>
            </text:list-item>
          </text:list>
        </text:list-item>
      </text:list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oft-page-break/><text:span text:style-name="T6"/></text:p>
      <text:p text:style-name="P11"><text:span text:style-name="T6">Х</text:span><text:span text:style-name="T5">од выполнения:</text:span></text:p>
      <text:p text:style-name="P12"><text:span text:style-name="T5"><text:tab/></text:span><text:span text:style-name="T8">1. Внесения обработчика в </text:span><text:span text:style-name="T9">логики в класс </text:span><text:span text:style-name="T2">CasGD::Room</text:span><text:span text:style-name="T9"> вместо </text:span><text:span text:style-name="T2">CasGD::Game</text:span><text:span text:style-name="T9">;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<text:span text:style-name="T7"/></text:p>
      <text:p text:style-name="P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8:58:57.350790550</meta:creation-date>
    <dc:date>2018-07-07T03:04:32.028907275</dc:date>
    <meta:editing-duration>PT19M21S</meta:editing-duration>
    <meta:editing-cycles>20</meta:editing-cycles>
    <meta:generator>LibreOffice/6.0.5.2$Linux_X86_64 LibreOffice_project/00m0$Build-2</meta:generator>
    <meta:document-statistic meta:table-count="0" meta:image-count="0" meta:object-count="0" meta:page-count="2" meta:paragraph-count="24" meta:word-count="115" meta:character-count="845" meta:non-whitespace-character-count="769"/>
  </office:meta>
</office:document-meta>
</file>